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font-color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font-color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solid" style:text-line-through-type="singl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Formal Letter</text:span></text:p>
          <text:p text:style-name="P5"><text:span text:style-name="T3"/></text:p>
          <text:p text:style-name="P5"><text:span text:style-name="T4">Formal Letter Etiquette</text:span></text:p>
          <text:p text:style-name="P5"><text:span text:style-name="T3"/></text:p>
          <text:p text:style-name="P5"><text:span text:style-name="T5">1. Be polite and formal, keep your language simple and clear.</text:span></text:p>
          <text:p text:style-name="P5"><text:span text:style-name="T3"/></text:p>
          <text:p text:style-name="P5"><text:span text:style-name="T5">2. Try not to be emotional; Avoid you/ you did not</text:span></text:p>
          <text:p text:style-name="P5"><text:span text:style-name="T3"/></text:p>
          <text:p text:style-name="P5"><text:span text:style-name="T5">3. If you do not know the name, use position. </text:span></text:p>
          <text:p text:style-name="P5"><text:span text:style-name="T5">e.g Customer Service Manager, <text:s/></text:span></text:p>
          <text:p text:style-name="P5"><text:span text:style-name="T3"/></text:p>
          <text:p text:style-name="P5"><text:span text:style-name="T5">4. Use formal and polite words, even when you are complaining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5">Source: Oxford Advanced Learner’s Dictionary <text:s text:c="3"/></text:span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Formal Letter Kinds</text:span></text:p>
          <text:p text:style-name="P5"><text:span text:style-name="T3"/></text:p>
          <text:p text:style-name="P5"><text:span text:style-name="T4">Formal Letter Etiquette</text:span></text:p>
          <text:p text:style-name="P5"><text:span text:style-name="T3"/></text:p>
          <text:p text:style-name="P5"><text:span text:style-name="T5">1. Be polite and formal, keep your language simple and clear.</text:span></text:p>
          <text:p text:style-name="P5"><text:span text:style-name="T3"/></text:p>
          <text:p text:style-name="P5"><text:span text:style-name="T5">2. Try not to be emotional; Avoid you/ you did not</text:span></text:p>
          <text:p text:style-name="P5"><text:span text:style-name="T3"/></text:p>
          <text:p text:style-name="P5"><text:span text:style-name="T5">3. If you do not know the name, use position. </text:span></text:p>
          <text:p text:style-name="P5"><text:span text:style-name="T5">e.g Customer Service Manager, <text:s/></text:span></text:p>
          <text:p text:style-name="P5"><text:span text:style-name="T3"/></text:p>
          <text:p text:style-name="P5"><text:span text:style-name="T5">4. Use formal and polite words, even when you are complaining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5">Source: Oxford Advanced Learner’s Dictionary <text:s text:c="3"/></text:span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Format or Layout</text:span></text:p>
          <text:p text:style-name="P5"><text:span text:style-name="T7">Openings and endings</text:span></text:p>
          <text:p text:style-name="P5"><text:span text:style-name="T8"/></text:p>
          <text:p text:style-name="P5"><text:span text:style-name="T8">Dear Sir/Madam, </text:span><text:span text:style-name="T8"><text:s/></text:span></text:p>
          <text:p text:style-name="P5"><text:span text:style-name="T8">Dear Mr. Peter, <text:s text:c="4"/></text:span></text:p>
          <text:p text:style-name="P5"><text:span text:style-name="T8">Dear Professor, </text:span></text:p>
          <text:p text:style-name="P5"><text:span text:style-name="T8"/></text:p>
          <text:p text:style-name="P5"><text:span text:style-name="T9">Hi Peter</text:span></text:p>
          <text:p text:style-name="P5"><text:span text:style-name="T9">Hello Kevin</text:span></text:p>
          <text:p text:style-name="P5"><text:span text:style-name="T8">————————————————————————</text:span></text:p>
          <text:p text:style-name="P5"><text:span text:style-name="T8">Best Regards, </text:span><text:span text:style-name="T8"><text:line-break/></text:span><text:span text:style-name="T8">Best Wishes</text:span></text:p>
          <text:p text:style-name="P5"><text:span text:style-name="T8">Yours Sincerely</text:span></text:p>
          <text:p text:style-name="P5"><text:span text:style-name="T8"/></text:p>
          <text:p text:style-name="P5"><text:span text:style-name="T9">Cheers,</text:span></text:p>
          <text:p text:style-name="P5"><text:span text:style-name="T9">Speak to you soon</text:span></text:p>
          <text:p text:style-name="P5"><text:span text:style-name="T7"/></text:p>
          <text:p text:style-name="P5"><text:span text:style-name="T8"/></text:p>
          <text:p text:style-name="P5"><text:span text:style-name="T8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5"><text:span text:style-name="T10">Introducing the topic</text:span><text:span text:style-name="T11"> </text:span></text:p>
          <text:p text:style-name="P5"><text:span text:style-name="T8"/></text:p>
          <text:p text:style-name="P5"><text:span text:style-name="T11">I am writing to express my dissatisfaction with … </text:span></text:p>
          <text:p text:style-name="P5"><text:span text:style-name="T8"/></text:p>
          <text:p text:style-name="P5"><text:span text:style-name="T11">The purpose of this letter is to express my dissatisfaction with ... </text:span></text:p>
          <text:p text:style-name="P5"><text:span text:style-name="T10">Describing the problem <text:s/>the topic</text:span><text:span text:style-name="T11"> </text:span></text:p>
          <text:p text:style-name="P5"><text:span text:style-name="T7"/></text:p>
          <text:p text:style-name="P5"><text:span text:style-name="T12"/></text:p>
          <text:p text:style-name="P5"><text:span text:style-name="T13">Strong Adjective: </text:span><text:span text:style-name="T11">shocked, distressed</text:span></text:p>
          <text:p text:style-name="P5"><text:span text:style-name="T8"/></text:p>
          <text:p text:style-name="P5"><text:span text:style-name="T13">Less Strong:</text:span><text:span text:style-name="T11"> disappointed, dissatisfied </text:span></text:p>
          <text:p text:style-name="P5"><text:span text:style-name="T10"/></text:p>
          <text:p text:style-name="P5"><text:span text:style-name="T10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5"><text:span text:style-name="T10">What do you want:</text:span></text:p>
          <text:p text:style-name="P5"><text:span text:style-name="T5"/></text:p>
          <text:p text:style-name="P5"><text:span text:style-name="T5">Definite: A full/partial refund, a replacement, an apology </text:span></text:p>
          <text:p text:style-name="P5"><text:span text:style-name="T4">More flexible:</text:span><text:span text:style-name="T5"> Compensation, reimbursement, recompense</text:span></text:p>
          <text:p text:style-name="P5"><text:span text:style-name="T5"/></text:p>
          <text:p text:style-name="P5"><text:span text:style-name="T10">Endings:</text:span></text:p>
          <text:p text:style-name="P5"><text:span text:style-name="T5">I look forward to your swift reply. </text:span></text:p>
          <text:p text:style-name="P5"><text:span text:style-name="T5"/></text:p>
          <text:p text:style-name="P5"><text:span text:style-name="T5">I look forward to hearing from you at your earliest convenience. </text:span></text:p>
          <text:p text:style-name="P5"><text:span text:style-name="T5"/></text:p>
          <text:p text:style-name="P5"><text:span text:style-name="T5">I very much hope to hear from you shortly. <text:s text:c="2"/></text:span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5"><text:span text:style-name="T5"><text:s text:c="2"/></text:span></text:p>
          <text:p text:style-name="P5"><text:span text:style-name="T10">Requesting an action</text:span></text:p>
          <text:p text:style-name="P5"><text:span text:style-name="T5"/></text:p>
          <text:p text:style-name="P5"><text:span text:style-name="T4">1. Very polite</text:span></text:p>
          <text:p text:style-name="P5"><text:span text:style-name="T5"/></text:p>
          <text:p text:style-name="P5"><text:span text:style-name="T5">- Would it be possible to send me ….</text:span></text:p>
          <text:p text:style-name="P5"><text:span text:style-name="T5"/></text:p>
          <text:p text:style-name="P5"><text:span text:style-name="T5">- I would be grateful if you could send me … </text:span></text:p>
          <text:p text:style-name="P5"><text:span text:style-name="T5"/></text:p>
          <text:p text:style-name="P5"><text:span text:style-name="T5"/></text:p>
          <text:p text:style-name="P5"><text:span text:style-name="T14">Can you send me</text:span><text:span text:style-name="T5"> …. <text:s/></text:span></text:p>
          <text:p text:style-name="P5"><text:span text:style-name="T5"/></text:p>
          <text:p text:style-name="P5"><text:span text:style-name="T14">Please can you let me</text:span><text:span text:style-name="T5"> ... </text:span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5"/>
          <text:p text:style-name="P5"><text:span text:style-name="T2">Writing a Letter of Complaint </text:span></text:p>
          <text:p text:style-name="P5"/>
          <text:p text:style-name="P11"><text:span text:style-name="T1">1. </text:span><text:span text:style-name="T11">Explain clearly why you are writing.</text:span></text:p>
          <text:p text:style-name="P11"><text:span text:style-name="T11">2. Explain the problem and how you were affected.</text:span></text:p>
          <text:p text:style-name="P11"><text:span text:style-name="T5">3. Explain any further problems and the consequence</text:span></text:p>
          <text:p text:style-name="P11"><text:span text:style-name="T5">4. State clearly what action you wish the company to take</text:span></text:p>
          <text:p text:style-name="P11"><text:span text:style-name="T5">5. General comment say you would like to quick reply</text:span><text:span text:style-name="T11"> </text:span></text:p>
          <text:p text:style-name="P11"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28T13:40:10.063423406</dc:date>
    <meta:editing-duration>PT9H54M22S</meta:editing-duration>
    <meta:editing-cycles>408</meta:editing-cycles>
    <meta:document-statistic meta:object-count="53"/>
  </office:meta>
</office:document-meta>
</file>